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3366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gradient" draw:fill-gradient-name="a4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4a4a4a" style:text-line-through-type="none" style:text-line-through-style="none" style:text-line-through-width="auto" style:text-line-through-color="font-color" style:text-position="0% 100%" fo:font-family="Artifakt Elemen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rtifakt Elemen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92d05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text-transform="uppercase" fo:color="#92d05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66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2" draw:master-page-name="Master1-Layout1-title-Diapositive-de-titre" presentation:presentation-page-layout-name="Master1-PPL1" draw:id="Slide-256">
        <draw:frame draw:id="id112" presentation:style-name="a436" draw:name="Titre 1" svg:x="3.33977in" svg:y="0.63768in" svg:width="6.21096in" svg:height="1.30892in" presentation:class="title" presentation:placeholder="false">
          <draw:text-box>
            <text:p text:style-name="a435" text:class-names="" text:cond-style-name=""><text:span text:style-name="a433" text:class-names="">Le versioning</text:span><text:span text:style-name="a434" text:class-names=""/></text:p>
          </draw:text-box>
          <svg:title/>
          <svg:desc/>
        </draw:frame>
        <draw:frame draw:id="id113" presentation:style-name="a440" draw:name="Sous-titre 2" svg:x="0.80354in" svg:y="3.48523in" svg:width="9.44562in" svg:height="0.52953in" presentation:class="subtitle" presentation:placeholder="false">
          <draw:text-box>
            <text:p text:style-name="a439" text:class-names="" text:cond-style-name=""><text:span text:style-name="a437" text:class-names="">Définition:</text:span><text:span text:style-name="a438" text:class-names=""/></text:p>
          </draw:text-box>
          <svg:title/>
          <svg:desc/>
        </draw:frame>
      </draw:page>
      <draw:page draw:name="Slide2" draw:style-name="a442" draw:master-page-name="Master1-Layout2-obj-Titre-et-contenu" presentation:presentation-page-layout-name="Master1-PPL2" draw:id="Slide-257">
        <draw:frame draw:id="id114" presentation:style-name="a443" draw:name="Titre 1" svg:x="1.58747in" svg:y="0.87983in" svg:width="10.50227in" svg:height="1.14746in" presentation:class="title" presentation:placeholder="true">
          <draw:text-box/>
          <svg:title/>
          <svg:desc/>
        </draw:frame>
        <draw:frame draw:id="id115" presentation:style-name="a448" draw:name="Espace réservé du contenu 2" svg:x="1.58747in" svg:y="2.20443in" svg:width="10.50227in" svg:height="3.77364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Le versioning, ou gestion de versions, est le processus permettant de sauvegarder les différents états de vos fichiers, afin par exemple de revenir à une version donnée à tout moment ou bien encore aux développeurs de travailler en parallèle sur le même projet.</text:span><text:span text:style-name="a445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2-obj-Titre-et-contenu" presentation:presentation-page-layout-name="Master1-PPL2" draw:id="Slide-258">
        <draw:frame draw:id="id116" presentation:style-name="a454" draw:name="Titre 1" svg:x="5.59083in" svg:y="1.28985in" svg:width="2.15166in" svg:height="0.63768in" presentation:class="title" presentation:placeholder="false">
          <draw:text-box>
            <text:p text:style-name="a453" text:class-names="" text:cond-style-name=""><text:span text:style-name="a451" text:class-names="">Git</text:span><text:span text:style-name="a452" text:class-names=""/></text:p>
          </draw:text-box>
          <svg:title/>
          <svg:desc/>
        </draw:frame>
        <draw:frame draw:id="id117" presentation:style-name="a478" draw:name="Espace réservé du contenu 2" svg:x="1.58747in" svg:y="2.20443in" svg:width="10.50227in" svg:height="3.77364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55" text:class-names="">Est un </text:span><text:span text:style-name="a456" text:class-names=""><text:a office:title="Logiciel de gestion de versions" xlink:href="https://fr.wikipedia.org/wiki/Logiciel_de_gestion_de_versions" text:style-name="" text:visited-style-name="">logiciel de gestion de versions</text:a></text:span><text:span text:style-name="a457" text:class-names=""> </text:span><text:span text:style-name="a458" text:class-names=""><text:a office:title="Gestion de versions" xlink:href="https://fr.wikipedia.org/wiki/Gestion_de_versions#Gestion_de_versions_d.C3.A9centralis.C3.A9e" text:style-name="" text:visited-style-name="">décentralisé</text:a></text:span><text:span text:style-name="a459" text:class-names="">.</text:span><text:span text:style-name="a460" text:class-names=""><text:line-break/></text:span><text:span text:style-name="a461" text:class-names=""><text:line-break/></text:span><text:span text:style-name="a462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5" text:class-names="">Autrement, Git s’utilise pour se connecter à<text:s text:c="1"/></text:span><text:span text:style-name="a466" text:class-names="">Github</text:span><text:span text:style-name="a467" text:class-names="">, pour effectuer des tâches comme pousser ou extraire un code. À noter que les services d’hébergement du cloud, tels que<text:s text:c="1"/></text:span><text:span text:style-name="a468" text:class-names="">Github</text:span><text:span text:style-name="a469" text:class-names="">, s’utilisent avec Git, tandis que Git peut fonctionner sans<text:s text:c="1"/></text:span><text:span text:style-name="a470" text:class-names="">Github</text:span><text:span text:style-name="a471" text:class-names="">.</text:span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80" draw:master-page-name="Master1-Layout2-obj-Titre-et-contenu" presentation:presentation-page-layout-name="Master1-PPL2" draw:id="Slide-259">
        <draw:frame draw:id="id118" presentation:style-name="a481" draw:name="Titre 1" svg:x="1.58747in" svg:y="0.87983in" svg:width="10.50227in" svg:height="1.14746in" presentation:class="title" presentation:placeholder="true">
          <draw:text-box/>
          <svg:title/>
          <svg:desc/>
        </draw:frame>
        <draw:frame draw:id="id119" presentation:style-name="a482" draw:name="Espace réservé du contenu 2" svg:x="1.58747in" svg:y="2.20443in" svg:width="10.50227in" svg:height="3.7736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re et contenu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Titre de sectio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eux contenu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re seu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Vide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u avec légende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 avec légende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re et texte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re vertical et texte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37" draw:style="radial" draw:cx="50%" draw:cy="50%" draw:start-color="#cac6c1" draw:end-color="#eceae7" draw:start-intensity="100%" draw:end-intensity="100%"/>
    <draw:gradient draw:name="a39" draw:style="linear" draw:angle="0" draw:start-color="#dfdbd5" draw:end-color="#dfdbd5" draw:start-intensity="0%" draw:end-intensity="100%"/>
    <draw:gradient draw:name="a100" draw:style="radial" draw:cx="50%" draw:cy="50%" draw:start-color="#cac6c1" draw:end-color="#eceae7" draw:start-intensity="100%" draw:end-intensity="100%"/>
    <draw:gradient draw:name="a264" draw:style="radial" draw:cx="50%" draw:cy="50%" draw:start-color="#cac6c1" draw:end-color="#eceae7" draw:start-intensity="100%" draw:end-intensity="100%"/>
    <draw:gradient draw:name="a102" draw:style="linear" draw:angle="0" draw:start-color="#dfdbd5" draw:end-color="#dfdbd5" draw:start-intensity="0%" draw:end-intensity="100%"/>
    <draw:gradient draw:name="a266" draw:style="linear" draw:angle="0" draw:start-color="#dfdbd5" draw:end-color="#dfdbd5" draw:start-intensity="0%" draw:end-intensity="100%"/>
    <draw:gradient draw:name="a441" draw:style="radial" draw:cx="50%" draw:cy="50%" draw:start-color="#cac6c1" draw:end-color="#eceae7" draw:start-intensity="100%" draw:end-intensity="100%"/>
    <draw:gradient draw:name="a62" draw:style="radial" draw:cx="50%" draw:cy="50%" draw:start-color="#cac6c1" draw:end-color="#eceae7" draw:start-intensity="100%" draw:end-intensity="100%"/>
    <draw:gradient draw:name="a180" draw:style="radial" draw:cx="50%" draw:cy="50%" draw:start-color="#cac6c1" draw:end-color="#eceae7" draw:start-intensity="100%" draw:end-intensity="100%"/>
    <draw:gradient draw:name="a64" draw:style="linear" draw:angle="0" draw:start-color="#dfdbd5" draw:end-color="#dfdbd5" draw:start-intensity="0%" draw:end-intensity="100%"/>
    <draw:gradient draw:name="a182" draw:style="linear" draw:angle="0" draw:start-color="#dfdbd5" draw:end-color="#dfdbd5" draw:start-intensity="0%" draw:end-intensity="100%"/>
    <draw:gradient draw:name="a322" draw:style="radial" draw:cx="50%" draw:cy="50%" draw:start-color="#cac6c1" draw:end-color="#eceae7" draw:start-intensity="100%" draw:end-intensity="100%"/>
    <draw:gradient draw:name="a449" draw:style="radial" draw:cx="50%" draw:cy="50%" draw:start-color="#cac6c1" draw:end-color="#eceae7" draw:start-intensity="100%" draw:end-intensity="100%"/>
    <draw:gradient draw:name="a324" draw:style="linear" draw:angle="0" draw:start-color="#dfdbd5" draw:end-color="#dfdbd5" draw:start-intensity="0%" draw:end-intensity="100%"/>
    <draw:gradient draw:name="a431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43" draw:style="radial" draw:cx="50%" draw:cy="50%" draw:start-color="#cac6c1" draw:end-color="#eceae7" draw:start-intensity="100%" draw:end-intensity="100%"/>
    <draw:gradient draw:name="a280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51" draw:style="linear" draw:angle="0" draw:start-color="#000001" draw:end-color="#191919" draw:start-intensity="100%" draw:end-intensity="100%"/>
    <draw:gradient draw:name="a282" draw:style="linear" draw:angle="0" draw:start-color="#dfdbd5" draw:end-color="#dfdbd5" draw:start-intensity="0%" draw:end-intensity="100%"/>
    <draw:gradient draw:name="a245" draw:style="linear" draw:angle="0" draw:start-color="#dfdbd5" draw:end-color="#dfdbd5" draw:start-intensity="0%" draw:end-intensity="100%"/>
    <draw:gradient draw:name="a353" draw:style="linear" draw:angle="1800" draw:start-color="#dadada" draw:end-color="#fffffe" draw:start-intensity="100%" draw:end-intensity="100%"/>
    <draw:gradient draw:name="a479" draw:style="radial" draw:cx="50%" draw:cy="50%" draw:start-color="#cac6c1" draw:end-color="#eceae7" draw:start-intensity="100%" draw:end-intensity="100%"/>
    <draw:gradient draw:name="a355" draw:style="radial" draw:cx="50%" draw:cy="50%" draw:start-color="#cac6c1" draw:end-color="#eceae7" draw:start-intensity="100%" draw:end-intensity="100%"/>
    <draw:gradient draw:name="a393" draw:style="radial" draw:cx="50%" draw:cy="50%" draw:start-color="#cac6c1" draw:end-color="#eceae7" draw:start-intensity="100%" draw:end-intensity="100%"/>
    <draw:gradient draw:name="a125" draw:style="radial" draw:cx="50%" draw:cy="50%" draw:start-color="#cac6c1" draw:end-color="#eceae7" draw:start-intensity="100%" draw:end-intensity="100%"/>
    <draw:gradient draw:name="a357" draw:style="linear" draw:angle="0" draw:start-color="#dfdbd5" draw:end-color="#dfdbd5" draw:start-intensity="0%" draw:end-intensity="100%"/>
    <draw:gradient draw:name="a395" draw:style="linear" draw:angle="0" draw:start-color="#dfdbd5" draw:end-color="#dfdbd5" draw:start-intensity="0%" draw:end-intensity="100%"/>
    <draw:gradient draw:name="a127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3472in" svg:stroke-color="#b71e42" svg:stroke-opacity="100%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svg:stroke-linecap="butt"/>
    </style:style>
    <style:style style:family="drawing-page" style:name="a181">
      <style:drawing-page-properties draw:fill="gradient" draw:fill-gradient-name="a1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">
      <style:graphic-properties draw:fill="gradient" draw:fill-gradient-name="a182" draw:stroke="non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 style:parent-style-name="Graphics">
      <style:graphic-properties draw:fill="none" fo:clip="rect(0.02499in, 0in, -0.02499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none" draw:stroke="solid" svg:stroke-width="0.01389in" svg:stroke-color="#000001" svg:stroke-opacity="20%" svg:stroke-linecap="butt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gradient" draw:fill-gradient-name="a351" draw:stroke="none" draw:shadow="visible" draw:shadow-offset-x="0.0477in" draw:shadow-offset-y="0.24541in" draw:shadow-color="#000000" draw:shadow-opacity="34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draw:fill="gradient" draw:fill-gradient-name="a353" draw:stroke="solid" svg:stroke-width="0.05556in" svg:stroke-color="#191919" svg:stroke-opacity="100%" draw:stroke-linejoin="miter" svg:stroke-linecap="butt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gradient" draw:fill-gradient-name="a3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draw:fill="gradient" draw:fill-gradient-name="a357" draw:stroke="none"/>
    </style:style>
    <style:style style:family="graphic" style:name="a359" style:parent-style-name="Graphics">
      <style:graphic-properties draw:fill="none" fo:clip="rect(0.02499in, 0in, -0.02499in, 0in)" draw:stroke="non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1389in" svg:stroke-color="#000001" svg:stroke-opacity="20%" svg:stroke-linecap="butt"/>
    </style:style>
    <style:style style:family="text" style:name="a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svg:stroke-linecap="butt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graphic" style:name="a247" style:parent-style-name="Graphics">
      <style:graphic-properties draw:fill="none" fo:clip="rect(0.02499in, 0in, -0.02499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gradient" draw:fill-gradient-name="a1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>
      <style:graphic-properties draw:fill="none" draw:stroke="solid" svg:stroke-width="0.01389in" svg:stroke-color="#000001" svg:stroke-opacity="20%" svg:stroke-linecap="butt"/>
    </style:style>
    <style:style style:family="paragraph" style:name="a4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graphic" style:name="a104" style:parent-style-name="Graphics">
      <style:graphic-properties draw:fill="none" fo:clip="rect(0.02499in, 0in, -0.02499in, 0in)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1389in" svg:stroke-color="#000001" svg:stroke-opacity="20%" svg:stroke-linecap="butt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draw:fill="none" draw:stroke="solid" svg:stroke-width="0.03472in" svg:stroke-color="#b71e42" svg:stroke-opacity="100%" svg:stroke-linecap="butt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draw:fill="gradient" draw:fill-gradient-name="a395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.02499in, 0in, -0.02499in, 0in)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89in" svg:stroke-color="#000001" svg:stroke-opacity="20%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drawing-page" style:name="a38">
      <style:drawing-page-properties draw:fill="gradient" draw:fill-gradient-name="a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svg:stroke-linecap="butt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gradient" draw:fill-gradient-name="a2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draw:fill="gradient" draw:fill-gradient-name="a266" draw:stroke="non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 style:parent-style-name="Graphics">
      <style:graphic-properties draw:fill="none" fo:clip="rect(0.02499in, 0in, -0.02499in, 0in)" draw:stroke="none"/>
    </style:style>
    <style:style style:family="text" style:name="a4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none" draw:stroke="solid" svg:stroke-width="0.01389in" svg:stroke-color="#000001" svg:stroke-opacity="20%" svg:stroke-linecap="butt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solid" svg:stroke-width="0.03472in" svg:stroke-color="#b71e42" svg:stroke-opacity="100%" svg:stroke-linecap="butt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graphic" style:name="a41" style:parent-style-name="Graphics">
      <style:graphic-properties draw:fill="none" fo:clip="rect(0.02499in, 0in, -0.02499in, 0in)" draw:stroke="none"/>
    </style:style>
    <style:style style:family="drawing-page" style:name="a126">
      <style:drawing-page-properties draw:fill="gradient" draw:fill-gradient-name="a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none" draw:stroke="solid" svg:stroke-width="0.01389in" svg:stroke-color="#000001" svg:stroke-opacity="20%" svg:stroke-linecap="butt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.02499in, 0in, -0.02499in, 0in)" draw:stroke="none"/>
    </style:style>
    <style:style style:family="paragraph" style:name="a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3472in" svg:stroke-color="#b71e42" svg:stroke-opacity="100%" svg:stroke-linecap="butt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389in" svg:stroke-color="#000001" svg:stroke-opacity="20%" svg:stroke-linecap="butt"/>
    </style:style>
    <style:style style:family="text" style:name="a27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>
      <style:graphic-properties draw:fill="gradient" draw:fill-gradient-name="a282" draw:stroke="non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none" draw:stroke="solid" svg:stroke-width="0.03472in" svg:stroke-color="#b71e42" svg:stroke-opacity="100%" svg:stroke-linecap="butt"/>
    </style:style>
    <style:style style:family="paragraph" style:name="a3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gradient" draw:fill-gradient-name="a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paragraph" style:name="a3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.02499in, 0in, -0.02499in, 0in)" draw:stroke="none"/>
    </style:style>
    <style:style style:family="graphic" style:name="a67">
      <style:graphic-properties draw:fill="none" draw:stroke="solid" svg:stroke-width="0.01389in" svg:stroke-color="#000001" svg:stroke-opacity="20%" svg:stroke-linecap="butt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3472in" svg:stroke-color="#b71e42" svg:stroke-opacity="100%" svg:stroke-linecap="butt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1389in" svg:stroke-color="#000001" svg:stroke-opacity="20%" svg:stroke-linecap="butt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Modifiez le style du titre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quez pour modifier les styles du texte du masque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Deuxième niveau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Cinquième niveau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Diapositive-de-titre" style:page-layout-name="pageLayout1" draw:style-name="a38">
      <draw:custom-shape svg:x="0in" svg:y="2.20853in" svg:width="13.33333in" svg:height="4.49031in" draw:id="id8" draw:layer="Master1-bg" draw:style-name="a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1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2" draw:name="Straight Connector 9">
        <svg:title/>
        <svg:desc/>
      </draw:connector>
      <draw:frame draw:id="id11" presentation:style-name="a46" draw:name="Title 1" svg:x="2.64412in" svg:y="0.8774in" svg:width="9.44562in" svg:height="2.77934in" presentation:class="title" presentation:placeholder="false">
        <draw:text-box>
          <text:p text:style-name="a45" text:class-names="" text:cond-style-name=""><text:span text:style-name="a43" text:class-names="">Modifiez le style du titre</text:span><text:span text:style-name="a44" text:class-names=""/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7" text:class-names="">Modifiez le style des sous-titres du masque</text:span><text:span text:style-name="a48" text:class-names=""/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re-et-contenu" style:page-layout-name="pageLayout1" draw:style-name="a63">
      <draw:custom-shape svg:x="0in" svg:y="2.20853in" svg:width="13.33333in" svg:height="4.49031in" draw:id="id17" draw:layer="Master1-bg" draw:style-name="a6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6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7" draw:name="Straight Connector 9">
        <svg:title/>
        <svg:desc/>
      </draw:connector>
      <draw:frame draw:id="id20" presentation:style-name="a71" draw:name="Title 1" svg:x="1.58747in" svg:y="0.87983in" svg:width="10.50227in" svg:height="1.14746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quez pour modifier les styles du texte du masque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Deuxième niveau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Cinquième niveau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1/2000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Titre-de-section" style:page-layout-name="pageLayout1" draw:style-name="a101">
      <draw:custom-shape svg:x="0in" svg:y="2.20853in" svg:width="13.33333in" svg:height="4.49031in" draw:id="id26" draw:layer="Master1-bg" draw:style-name="a10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4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5" draw:name="Straight Connector 9">
        <svg:title/>
        <svg:desc/>
      </draw:connector>
      <draw:frame draw:id="id29" presentation:style-name="a109" draw:name="Title 1" svg:x="1.59038in" svg:y="1.92053in" svg:width="9.45227in" svg:height="2.06469in" presentation:class="title" presentation:placeholder="false">
        <draw:text-box>
          <text:p text:style-name="a108" text:class-names="" text:cond-style-name=""><text:span text:style-name="a106" text:class-names="">Modifiez le style du titre</text:span><text:span text:style-name="a107" text:class-names=""/></text:p>
        </draw:text-box>
        <svg:title/>
        <svg:desc/>
      </draw:frame>
      <draw:frame draw:id="id30" presentation:style-name="a113" draw:name="Text Placeholder 2" svg:x="1.59038in" svg:y="4.16251in" svg:width="9.43837in" svg:height="1.10775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17" draw:name="Date Placeholder 3" svg:x="8.26131in" svg:y="0.3613in" svg:width="3.82843in" svg:height="0.33815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32" presentation:style-name="a120" draw:name="Footer Placeholder 4" svg:x="1.58747in" svg:y="0.36013in" svg:width="6.49479in" svg:height="0.33815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3" presentation:style-name="a123" draw:name="Slide Number Placeholder 5" svg:x="0.525in" svg:y="0.87377in" svg:width="0.88694in" svg:height="0.55072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34" draw:style-name="a124" draw:name="Straight Connector 14">
        <svg:title/>
        <svg:desc/>
      </draw:connector>
    </style:master-page>
    <style:master-page style:name="Master1-Layout4-twoObj-Deux-contenus" style:page-layout-name="pageLayout1" draw:style-name="a126">
      <draw:custom-shape svg:x="0in" svg:y="2.20853in" svg:width="13.33333in" svg:height="4.49031in" draw:id="id35" draw:layer="Master1-bg" draw:style-name="a12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29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0" draw:name="Straight Connector 9">
        <svg:title/>
        <svg:desc/>
      </draw:connector>
      <draw:frame draw:id="id38" presentation:style-name="a134" draw:name="Title 1" svg:x="1.58488in" svg:y="0.88024in" svg:width="10.50485in" svg:height="1.1584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39" presentation:style-name="a151" draw:name="Content Placeholder 2" svg:x="1.58282in" svg:y="2.19912in" svg:width="5.08in" svg:height="3.77143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quez pour modifier les styles du texte du masque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Deuxième niveau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1/2000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aison" style:page-layout-name="pageLayout1" draw:style-name="a181">
      <draw:custom-shape svg:x="0in" svg:y="2.20853in" svg:width="13.33333in" svg:height="4.49031in" draw:id="id45" draw:layer="Master1-bg" draw:style-name="a1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4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5" draw:name="Straight Connector 9">
        <svg:title/>
        <svg:desc/>
      </draw:connector>
      <draw:frame draw:id="id48" presentation:style-name="a189" draw:name="Title 1" svg:x="1.58267in" svg:y="0.87944in" svg:width="10.50707in" svg:height="1.1552in" presentation:class="title" presentation:placeholder="false">
        <draw:text-box>
          <text:p text:style-name="a188" text:class-names="" text:cond-style-name=""><text:span text:style-name="a186" text:class-names="">Modifiez le style du titre</text:span><text:span text:style-name="a187" text:class-names=""/></text:p>
        </draw:text-box>
        <svg:title/>
        <svg:desc/>
      </draw:frame>
      <draw:frame draw:id="id49" presentation:style-name="a193" draw:name="Text Placeholder 2" svg:x="1.58267in" svg:y="2.20861in" svg:width="5.08in" svg:height="0.8770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quez pour modifier les styles du texte du masque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Deuxième niveau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31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quez pour modifier les styles du texte du masque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Deuxièm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Cinquième niveau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5" draw:name="Date Placeholder 6" svg:x="8.26131in" svg:y="0.3613in" svg:width="3.82843in" svg:height="0.33815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54" presentation:style-name="a238" draw:name="Footer Placeholder 7" svg:x="1.58747in" svg:y="0.36013in" svg:width="6.49479in" svg:height="0.33815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5" presentation:style-name="a241" draw:name="Slide Number Placeholder 8" svg:x="0.525in" svg:y="0.87377in" svg:width="0.88694in" svg:height="0.55072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56" draw:style-name="a242" draw:name="Straight Connector 28">
        <svg:title/>
        <svg:desc/>
      </draw:connector>
    </style:master-page>
    <style:master-page style:name="Master1-Layout6-titleOnly-Titre-seul" style:page-layout-name="pageLayout1" draw:style-name="a244">
      <draw:custom-shape svg:x="0in" svg:y="2.20853in" svg:width="13.33333in" svg:height="4.49031in" draw:id="id57" draw:layer="Master1-bg" draw:style-name="a24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7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8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49" text:class-names="">Modifiez le style du titre</text:span><text:span text:style-name="a250" text:class-names=""/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1/2000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Vide" style:page-layout-name="pageLayout1" draw:style-name="a265">
      <draw:custom-shape svg:x="0in" svg:y="2.20853in" svg:width="13.33333in" svg:height="4.49031in" draw:id="id65" draw:layer="Master1-bg" draw:style-name="a26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68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69" draw:name="Straight Connector 9">
        <svg:title/>
        <svg:desc/>
      </draw:connector>
      <draw:frame draw:id="id68" presentation:style-name="a273" draw:name="Date Placeholder 1" svg:x="8.26131in" svg:y="0.3613in" svg:width="3.82843in" svg:height="0.3381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69" presentation:style-name="a276" draw:name="Footer Placeholder 2" svg:x="1.58747in" svg:y="0.36013in" svg:width="6.49479in" svg:height="0.3381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70" presentation:style-name="a279" draw:name="Slide Number Placeholder 3" svg:x="0.525in" svg:y="0.87377in" svg:width="0.88694in" svg:height="0.55072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81">
      <draw:custom-shape svg:x="0in" svg:y="2.20853in" svg:width="13.33333in" svg:height="4.49031in" draw:id="id71" draw:layer="Master1-bg" draw:style-name="a2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4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5" draw:name="Straight Connector 9">
        <svg:title/>
        <svg:desc/>
      </draw:connector>
      <draw:frame draw:id="id74" presentation:style-name="a289" draw:name="Title 1" svg:x="1.57991in" svg:y="0.87377in" svg:width="3.5795in" svg:height="2.45748in" presentation:class="title" presentation:placeholder="false">
        <draw:text-box>
          <text:p text:style-name="a288" text:class-names="" text:cond-style-name=""><text:span text:style-name="a286" text:class-names="">Modifiez le style du titre</text:span><text:span text:style-name="a287" text:class-names=""/></text:p>
        </draw:text-box>
        <svg:title/>
        <svg:desc/>
      </draw:frame>
      <draw:frame draw:id="id75" presentation:style-name="a306" draw:name="Content Placeholder 2" svg:x="5.51587in" svg:y="0.87377in" svg:width="6.57532in" svg:height="5.09495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0" draw:name="Text Placeholder 3" svg:x="1.57991in" svg:y="3.50557in" svg:width="3.5816in" svg:height="2.45864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14" draw:name="Date Placeholder 4" svg:x="8.26131in" svg:y="0.3613in" svg:width="3.82843in" svg:height="0.33815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1.58747in" svg:y="0.36013in" svg:width="6.49479in" svg:height="0.33815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0.525in" svg:y="0.87377in" svg:width="0.88694in" svg:height="0.55072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80" draw:style-name="a321" draw:name="Straight Connector 16">
        <svg:title/>
        <svg:desc/>
      </draw:connector>
    </style:master-page>
    <style:master-page style:name="Master1-Layout9-picTx-Image-avec-légende" style:page-layout-name="pageLayout1" draw:style-name="a323">
      <draw:custom-shape svg:x="0in" svg:y="2.20853in" svg:width="13.33333in" svg:height="4.49031in" draw:id="id81" draw:layer="Master1-bg" draw:style-name="a32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26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2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1" draw:name="Title 1" svg:x="1.58706in" svg:y="1.23525in" svg:width="6.05023in" svg:height="2.00195in" presentation:class="title" presentation:placeholder="false">
        <draw:text-box>
          <text:p text:style-name="a330" text:class-names="" text:cond-style-name=""><text:span text:style-name="a328" text:class-names="">Modifiez le style du titre</text:span><text:span text:style-name="a329" text:class-names=""/></text:p>
        </draw:text-box>
        <svg:title/>
        <svg:desc/>
      </draw:frame>
      <draw:frame draw:id="id86" presentation:style-name="a335" draw:name="Picture Placeholder 2" svg:x="8.88494in" svg:y="1.22763in" svg:width="3.05246in" svg:height="4.22827in" presentation:class="graphic" presentation:placeholder="false">
        <draw:text-box>
          <text:p text:style-name="a334" text:class-names="" text:cond-style-name=""><text:span text:style-name="a332" text:class-names="">Cliquez sur l'icône pour ajouter une image</text:span><text:span text:style-name="a333" text:class-names=""/></text:p>
        </draw:text-box>
        <svg:title/>
        <svg:desc/>
      </draw:frame>
      <draw:frame draw:id="id87" presentation:style-name="a339" draw:name="Text Placeholder 3" svg:x="1.5861in" svg:y="3.4405in" svg:width="6.04156in" svg:height="2.1913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343" draw:name="Date Placeholder 4" svg:x="1.58288in" svg:y="5.98191in" svg:width="6.04478in" svg:height="0.35009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89" presentation:style-name="a346" draw:name="Footer Placeholder 5" svg:x="1.58288in" svg:y="0.34847in" svg:width="6.05972in" svg:height="0.3509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90" presentation:style-name="a349" draw:name="Slide Number Placeholder 6" svg:x="0.525in" svg:y="0.87377in" svg:width="0.88694in" svg:height="0.55072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91" draw:style-name="a350" draw:name="Straight Connector 30">
        <svg:title/>
        <svg:desc/>
      </draw:connector>
    </style:master-page>
    <style:master-page style:name="Master1-Layout10-vertTx-Titre-et-texte-vertical" style:page-layout-name="pageLayout1" draw:style-name="a356">
      <draw:custom-shape svg:x="0in" svg:y="2.20853in" svg:width="13.33333in" svg:height="4.49031in" draw:id="id94" draw:layer="Master1-bg" draw:style-name="a3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59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0" draw:name="Straight Connector 9">
        <svg:title/>
        <svg:desc/>
      </draw:connector>
      <draw:frame draw:id="id97" presentation:style-name="a364" draw:name="Title 1" svg:x="1.58747in" svg:y="0.87983in" svg:width="10.50227in" svg:height="1.14746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98" presentation:style-name="a381" draw:name="Vertical Text Placeholder 2" svg:x="1.58747in" svg:y="2.20443in" svg:width="10.50227in" svg:height="3.77364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quez pour modifier les styles du texte du masque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Deuxième niveau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Cinquième niveau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5" draw:name="Date Placeholder 3" svg:x="8.26131in" svg:y="0.3613in" svg:width="3.82843in" svg:height="0.3381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1/1/2000</text:date></text:span></text:p>
        </draw:text-box>
        <svg:title/>
        <svg:desc/>
      </draw:frame>
      <draw:frame draw:id="id100" presentation:style-name="a388" draw:name="Footer Placeholder 4" svg:x="1.58747in" svg:y="0.36013in" svg:width="6.49479in" svg:height="0.3381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01" presentation:style-name="a391" draw:name="Slide Number Placeholder 5" svg:x="0.525in" svg:y="0.87377in" svg:width="0.88694in" svg:height="0.5507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02" draw:style-name="a392" draw:name="Straight Connector 25">
        <svg:title/>
        <svg:desc/>
      </draw:connector>
    </style:master-page>
    <style:master-page style:name="Master1-Layout11-vertTitleAndTx-Titre-vertical-et-texte" style:page-layout-name="pageLayout1" draw:style-name="a394">
      <draw:custom-shape svg:x="0in" svg:y="2.20853in" svg:width="13.33333in" svg:height="4.49031in" draw:id="id103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397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398" draw:name="Straight Connector 9">
        <svg:title/>
        <svg:desc/>
      </draw:connector>
      <draw:frame draw:id="id106" presentation:style-name="a402" draw:name="Vertical Title 1" svg:x="10.32274in" svg:y="0.87377in" svg:width="1.767in" svg:height="5.09612in" presentation:class="title" presentation:placeholder="false">
        <draw:text-box>
          <text:p text:style-name="a401" text:class-names="" text:cond-style-name=""><text:span text:style-name="a399" text:class-names="">Modifiez le style du titre</text:span><text:span text:style-name="a400" text:class-names=""/></text:p>
        </draw:text-box>
        <svg:title/>
        <svg:desc/>
      </draw:frame>
      <draw:frame draw:id="id107" presentation:style-name="a419" draw:name="Vertical Text Placeholder 2" svg:x="1.57991in" svg:y="0.87377in" svg:width="8.56171in" svg:height="5.09612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quez pour modifier les styles du texte du masque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Deuxième niveau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Cinquième niveau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3" draw:name="Date Placeholder 3" svg:x="8.26131in" svg:y="0.3613in" svg:width="3.82843in" svg:height="0.33815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1/2000</text:date></text:span></text:p>
        </draw:text-box>
        <svg:title/>
        <svg:desc/>
      </draw:frame>
      <draw:frame draw:id="id109" presentation:style-name="a426" draw:name="Footer Placeholder 4" svg:x="1.58747in" svg:y="0.36013in" svg:width="6.49479in" svg:height="0.3381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10" presentation:style-name="a429" draw:name="Slide Number Placeholder 5" svg:x="0.525in" svg:y="0.87377in" svg:width="0.88694in" svg:height="0.55072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111" draw:style-name="a430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 versioning</dc:title>
    <meta:initial-creator>PC</meta:initial-creator>
    <dc:creator>PC</dc:creator>
    <meta:creation-date>2022-09-06T08:48:53Z</meta:creation-date>
    <dc:date>2022-09-06T08:57:05Z</dc:date>
    <meta:template xlink:href="TM10001114%5b%5bfn=Galerie%5d%5d" xlink:type="simple"/>
    <meta:editing-cycles>1</meta:editing-cycles>
    <meta:editing-duration>PT492S</meta:editing-duration>
    <meta:document-statistic meta:paragraph-count="6" meta:word-count="109"/>
  </office:meta>
</office:document-meta>
</file>